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Georgia" svg:font-family="Georgia"/>
    <style:font-face style:name="Liberation Sans1" svg:font-family="'Liberation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4cm" fo:margin-left="0cm" table:align="left" style:writing-mode="lr-tb"/>
    </style:style>
    <style:style style:name="Tabella1.A" style:family="table-column">
      <style:table-column-properties style:column-width="5.503cm"/>
    </style:style>
    <style:style style:name="Tabella1.B" style:family="table-column">
      <style:table-column-properties style:column-width="8.202cm"/>
    </style:style>
    <style:style style:name="Tabella1.C" style:family="table-column">
      <style:table-column-properties style:column-width="5.689cm"/>
    </style:style>
    <style:style style:name="Tabella1.A1" style:family="table-cell">
      <style:table-cell-properties style:vertical-align="top" fo:padding="0.176cm" fo:border="1pt solid #ffffff"/>
    </style:style>
    <style:style style:name="Tabella1.B1" style:family="table-cell">
      <style:table-cell-properties style:vertical-align="bottom" fo:padding="0.176cm" fo:border="1pt solid #ffffff"/>
    </style:style>
    <style:style style:name="Tabella3" style:family="table">
      <style:table-properties style:width="18.336cm" fo:margin-left="1.05cm" table:align="left" style:writing-mode="lr-tb"/>
    </style:style>
    <style:style style:name="Tabella3.A" style:family="table-column">
      <style:table-column-properties style:column-width="13.864cm"/>
    </style:style>
    <style:style style:name="Tabella3.B" style:family="table-column">
      <style:table-column-properties style:column-width="4.471cm"/>
    </style:style>
    <style:style style:name="Tabella3.A1" style:family="table-cell">
      <style:table-cell-properties style:vertical-align="top" fo:padding="0.176cm" fo:border="1pt solid #ffffff"/>
    </style:style>
    <style:style style:name="Tabella2" style:family="table">
      <style:table-properties style:width="18.336cm" fo:margin-left="1.05cm" table:align="left" style:writing-mode="lr-tb"/>
    </style:style>
    <style:style style:name="Tabella2.A" style:family="table-column">
      <style:table-column-properties style:column-width="13.864cm"/>
    </style:style>
    <style:style style:name="Tabella2.B" style:family="table-column">
      <style:table-column-properties style:column-width="4.471cm"/>
    </style:style>
    <style:style style:name="Tabella2.A1" style:family="table-cell">
      <style:table-cell-properties style:vertical-align="top" fo:padding="0.176cm" fo:border="1pt solid #ffffff"/>
    </style:style>
    <style:style style:name="Tabella4" style:family="table">
      <style:table-properties style:width="18.336cm" fo:margin-left="1.05cm" table:align="left" style:writing-mode="lr-tb"/>
    </style:style>
    <style:style style:name="Tabella4.A" style:family="table-column">
      <style:table-column-properties style:column-width="13.864cm"/>
    </style:style>
    <style:style style:name="Tabella4.B" style:family="table-column">
      <style:table-column-properties style:column-width="4.471cm"/>
    </style:style>
    <style:style style:name="Tabella4.A1" style:family="table-cell">
      <style:table-cell-properties style:vertical-align="top" fo:padding="0.176cm" fo:border="1pt solid #ffffff"/>
    </style:style>
    <style:style style:name="Tabella6" style:family="table">
      <style:table-properties style:width="18.336cm" fo:margin-left="1.05cm" fo:break-before="auto" fo:break-after="auto" table:align="left" style:writing-mode="lr-tb"/>
    </style:style>
    <style:style style:name="Tabella6.A" style:family="table-column">
      <style:table-column-properties style:column-width="8.493cm"/>
    </style:style>
    <style:style style:name="Tabella6.B" style:family="table-column">
      <style:table-column-properties style:column-width="9.843cm"/>
    </style:style>
    <style:style style:name="Tabella6.A1" style:family="table-cell">
      <style:table-cell-properties style:vertical-align="top" fo:padding="0.176cm" fo:border="1pt solid #ffffff"/>
    </style:style>
    <style:style style:name="Tabella7" style:family="table">
      <style:table-properties style:width="18.336cm" fo:margin-left="1.05cm" table:align="left" style:writing-mode="lr-tb"/>
    </style:style>
    <style:style style:name="Tabella7.A" style:family="table-column">
      <style:table-column-properties style:column-width="8.493cm"/>
    </style:style>
    <style:style style:name="Tabella7.B" style:family="table-column">
      <style:table-column-properties style:column-width="9.843cm"/>
    </style:style>
    <style:style style:name="Tabella7.A1" style:family="table-cell">
      <style:table-cell-properties style:vertical-align="top" fo:padding="0.176cm" fo:border="1pt solid #ffffff"/>
    </style:style>
    <style:style style:name="Tabella8" style:family="table">
      <style:table-properties style:width="18.336cm" fo:margin-left="1.05cm" fo:break-before="auto" fo:break-after="auto" table:align="left" style:writing-mode="lr-tb"/>
    </style:style>
    <style:style style:name="Tabella8.A" style:family="table-column">
      <style:table-column-properties style:column-width="10.716cm"/>
    </style:style>
    <style:style style:name="Tabella8.B" style:family="table-column">
      <style:table-column-properties style:column-width="7.62cm"/>
    </style:style>
    <style:style style:name="Tabella8.A1" style:family="table-cell">
      <style:table-cell-properties style:vertical-align="top" fo:padding="0.176cm" fo:border="1pt solid #ffffff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068c1c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282ee4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281147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282ee4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officeooo:paragraph-rsid="002a4ee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68c1c" officeooo:paragraph-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11pt" fo:font-style="normal" style:text-underline-style="none" fo:font-weight="normal" officeooo:rsid="00086aef" officeooo:paragraph-rsid="00086aef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officeooo:paragraph-rsid="00281147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officeooo:paragraph-rsid="00282ee4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officeooo:paragraph-rsid="00282ee4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 officeooo:paragraph-rsid="00165a0a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 officeooo:rsid="00165a0a" officeooo:paragraph-rsid="00165a0a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officeooo:rsid="001ad2f3" officeooo:paragraph-rsid="001ad2f3" style:font-name-asian="Trebuchet MS" style:font-size-asian="11pt" style:font-weight-asian="bold" style:font-name-complex="Trebuchet MS" style:font-size-complex="11pt" style:font-weight-complex="bold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officeooo:rsid="001bb743" officeooo:paragraph-rsid="001bb743" style:font-name-asian="Trebuchet MS" style:font-size-asian="11pt" style:font-weight-asian="bold" style:font-name-complex="Trebuchet MS" style:font-size-complex="11pt" style:font-weight-complex="bold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style:font-name="HelveticaNeueLT Pro 55 Roman" fo:font-size="11pt" fo:font-weight="bold" officeooo:rsid="001ad2f3" officeooo:paragraph-rsid="001ad2f3" style:font-name-asian="Trebuchet MS" style:font-size-asian="11pt" style:font-weight-asian="bold" style:font-name-complex="Trebuchet MS" style:font-size-complex="11pt" style:font-weight-complex="bold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HelveticaNeueLT Pro 55 Roman" officeooo:rsid="001ad2f3" officeooo:paragraph-rsid="001ad2f3"/>
    </style:style>
    <style:style style:name="P20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HelveticaNeueLT Pro 55 Roman" officeooo:paragraph-rsid="001892ea"/>
    </style:style>
    <style:style style:name="P21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HelveticaNeueLT Pro 55 Roman" officeooo:paragraph-rsid="00268fc1"/>
    </style:style>
    <style:style style:name="P22" style:family="paragraph" style:parent-style-name="Standard">
      <style:paragraph-properties fo:margin-left="0cm" fo:margin-right="0cm" fo:margin-top="0.065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24pt" fo:font-style="normal" style:text-underline-style="none" fo:font-weight="bold" officeooo:rsid="00068c1c" officeooo:paragraph-rsid="00068c1c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.009cm" fo:margin-bottom="0cm" style:contextual-spacing="false" fo:line-height="50%" fo:text-align="start" style:justify-single-word="false" fo:text-indent="0cm" style:auto-text-indent="false" style:writing-mode="lr-tb"/>
      <style:text-properties style:font-name="HelveticaNeueLT Pro 55 Roman" fo:font-size="9pt" fo:font-weight="bold" officeooo:paragraph-rsid="001bb743" style:font-name-asian="Georgia" style:font-size-asian="9pt" style:font-weight-asian="bold" style:font-name-complex="Georgia" style:font-size-complex="9pt" style:font-weight-complex="bold"/>
    </style:style>
    <style:style style:name="P24" style:family="paragraph" style:parent-style-name="Standard">
      <style:paragraph-properties fo:margin-left="1.296cm" fo:margin-right="0cm" fo:line-height="115%" fo:text-align="start" style:justify-single-word="false" fo:text-indent="0cm" style:auto-text-indent="false" style:writing-mode="lr-tb"/>
      <style:text-properties fo:color="#00000a" style:font-name="HelveticaNeueLT Pro 55 Roman" fo:font-size="6pt" fo:font-weight="bold" officeooo:paragraph-rsid="000a158a" style:font-name-asian="Trebuchet MS" style:font-size-asian="6pt" style:font-weight-asian="bold" style:font-name-complex="Trebuchet MS" style:font-size-complex="6pt" style:font-weight-complex="bold"/>
    </style:style>
    <style:style style:name="P25" style:family="paragraph" style:parent-style-name="Standard">
      <style:paragraph-properties fo:margin-left="1.296cm" fo:margin-right="0cm" fo:line-height="115%" fo:text-align="start" style:justify-single-word="false" fo:text-indent="0cm" style:auto-text-indent="false" style:writing-mode="lr-tb"/>
      <style:text-properties style:font-name="HelveticaNeueLT Pro 55 Roman" officeooo:paragraph-rsid="00086aef"/>
    </style:style>
    <style:style style:name="P26" style:family="paragraph" style:parent-style-name="Standard">
      <style:paragraph-properties fo:margin-left="1.296cm" fo:margin-right="0cm" fo:line-height="115%" fo:text-align="start" style:justify-single-word="false" fo:text-indent="0cm" style:auto-text-indent="false" fo:break-before="auto" fo:break-after="auto" style:writing-mode="lr-tb"/>
      <style:text-properties style:font-name="HelveticaNeueLT Pro 55 Roman" officeooo:paragraph-rsid="00086aef"/>
    </style:style>
    <style:style style:name="P27" style:family="paragraph" style:parent-style-name="Standard">
      <style:paragraph-properties fo:margin-left="1.296cm" fo:margin-right="0cm" fo:line-height="115%" fo:text-align="start" style:justify-single-word="false" fo:text-indent="0cm" style:auto-text-indent="false" fo:break-before="auto" fo:break-after="auto" style:writing-mode="lr-tb"/>
      <style:text-properties style:font-name="HelveticaNeueLT Pro 55 Roman" officeooo:paragraph-rsid="001892ea"/>
    </style:style>
    <style:style style:name="P28" style:family="paragraph" style:parent-style-name="Standard">
      <style:paragraph-properties fo:margin-top="0.019cm" fo:margin-bottom="0cm" style:contextual-spacing="false" fo:line-height="115%" fo:text-align="start" style:justify-single-word="false" fo:break-before="auto" fo:break-after="auto" style:writing-mode="lr-tb">
        <style:tab-stops>
          <style:tab-stop style:position="3.351cm"/>
        </style:tab-stops>
      </style:paragraph-properties>
      <style:text-properties fo:color="#00000a" style:font-name="HelveticaNeueLT Pro 55 Roman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29" style:family="paragraph" style:parent-style-name="Standard">
      <style:paragraph-properties fo:line-height="100%" fo:break-before="auto" fo:break-after="auto" fo:padding="0cm" fo:border-left="none" fo:border-right="none" fo:border-top="none" fo:border-bottom="1.5pt solid #808080" style:writing-mode="lr-tb"/>
      <style:text-properties style:font-name="HelveticaNeueLT Pro 55 Roman"/>
    </style:style>
    <style:style style:name="P30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HelveticaNeueLT Pro 55 Roman" fo:font-size="6pt" fo:font-weight="bold" style:font-name-asian="Trebuchet MS" style:font-size-asian="6pt" style:font-weight-asian="bold" style:font-name-complex="Trebuchet MS" style:font-size-complex="6pt" style:font-weight-complex="bold"/>
    </style:style>
    <style:style style:name="P31" style:family="paragraph" style:parent-style-name="Standard">
      <style:paragraph-properties fo:margin-top="0.007cm" fo:margin-bottom="0cm" style:contextual-spacing="false" fo:line-height="115%" fo:text-align="start" style:justify-single-word="false" fo:break-before="auto" fo:break-after="auto" style:writing-mode="lr-tb"/>
      <style:text-properties fo:color="#00000a" style:font-name="HelveticaNeueLT Pro 55 Roman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32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HelveticaNeueLT Pro 55 Roman"/>
    </style:style>
    <style:style style:name="P33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normal" style:text-underline-style="none" fo:font-weight="normal" officeooo:rsid="00165a0a" officeooo:paragraph-rsid="00165a0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P34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normal" style:text-underline-style="none" fo:font-weight="normal" officeooo:rsid="00268fc1" officeooo:paragraph-rsid="00268fc1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P35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style:writing-mode="lr-tb"/>
      <style:text-properties fo:color="#00000a" style:text-line-through-style="none" style:text-line-through-type="none" style:font-name="HelveticaNeueLT Pro 55 Roman" fo:font-size="9pt" fo:font-style="normal" style:text-underline-style="none" fo:font-weight="normal" officeooo:rsid="00165a0a" officeooo:paragraph-rsid="00165a0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P36" style:family="paragraph" style:parent-style-name="Standard" style:master-page-name="Standard">
      <style:paragraph-properties fo:line-height="100%" style:page-number="auto" fo:break-before="auto" fo:break-after="auto" style:writing-mode="lr-tb"/>
      <style:text-properties style:font-name="HelveticaNeueLT Pro 55 Roman"/>
    </style:style>
    <style:style style:name="P3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P38" style:family="paragraph" style:parent-style-name="Standard" style:list-style-name="LS1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282ee4"/>
    </style:style>
    <style:style style:name="P39" style:family="paragraph" style:parent-style-name="Standard" style:list-style-name="LS1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281147"/>
    </style:style>
    <style:style style:name="P40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281147" officeooo:paragraph-rsid="00282ee4" style:font-name-asian="Georgia" style:font-size-asian="9pt" style:font-name-complex="Georgia" style:font-size-complex="9pt"/>
    </style:style>
    <style:style style:name="P41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style:font-name="HelveticaNeueLT Pro 55 Roman" fo:font-size="9pt" officeooo:paragraph-rsid="00282ee4" style:font-name-asian="Georgia" style:font-size-asian="9pt" style:font-name-complex="Georgia" style:font-size-complex="9pt"/>
    </style:style>
    <style:style style:name="P42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>
        <style:tab-stops>
          <style:tab-stop style:position="0.633cm"/>
        </style:tab-stops>
      </style:paragraph-properties>
      <style:text-properties style:font-name="HelveticaNeueLT Pro 55 Roman" fo:font-size="9pt" style:font-name-asian="Georgia" style:font-size-asian="9pt" style:font-name-complex="Georgia" style:font-size-complex="9pt"/>
    </style:style>
    <style:style style:name="P4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146797" officeooo:paragraph-rsid="00146797" style:font-name-asian="Georgia" style:font-size-asian="9pt" style:font-name-complex="Georgia" style:font-size-complex="9pt"/>
    </style:style>
    <style:style style:name="P44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>
        <style:tab-stops>
          <style:tab-stop style:position="0.633cm"/>
        </style:tab-stops>
      </style:paragraph-properties>
      <style:text-properties style:font-name="HelveticaNeueLT Pro 55 Roman" fo:font-size="9pt" officeooo:rsid="001574b0" officeooo:paragraph-rsid="001574b0" style:font-name-asian="Georgia" style:font-size-asian="9pt" style:font-name-complex="Georgia" style:font-size-complex="9pt"/>
    </style:style>
    <style:style style:name="P4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13b8ef" officeooo:paragraph-rsid="0013b8ef" style:font-name-asian="Georgia" style:font-size-asian="9pt" style:font-name-complex="Georgia" style:font-size-complex="9pt"/>
    </style:style>
    <style:style style:name="P46" style:family="paragraph" style:parent-style-name="Standard" style:list-style-name="LS1">
      <style:paragraph-properties fo:margin-top="0cm" fo:margin-bottom="0cm" style:contextual-spacing="false" fo:line-height="115%" fo:text-align="start" style:justify-single-word="false" style:writing-mode="lr-tb"/>
      <style:text-properties style:font-name="HelveticaNeueLT Pro 55 Roman" fo:font-size="9pt" officeooo:paragraph-rsid="00282ee4" style:font-name-asian="Georgia" style:font-size-asian="9pt" style:font-name-complex="Georgia" style:font-size-complex="9pt"/>
    </style:style>
    <style:style style:name="P47" style:family="paragraph" style:parent-style-name="Standard" style:list-style-name="LS1">
      <style:paragraph-properties fo:margin-top="0cm" fo:margin-bottom="0cm" style:contextual-spacing="false" fo:line-height="115%" fo:text-align="start" style:justify-single-word="false" style:writing-mode="lr-tb"/>
      <style:text-properties style:font-name="HelveticaNeueLT Pro 55 Roman" fo:font-size="9pt" officeooo:paragraph-rsid="00281147" style:font-name-asian="Georgia" style:font-size-asian="9pt" style:font-name-complex="Georgia" style:font-size-complex="9pt"/>
    </style:style>
    <style:style style:name="P4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style:font-name="HelveticaNeueLT Pro 55 Roman" fo:font-size="9pt" officeooo:rsid="00281147" officeooo:paragraph-rsid="00282ee4" style:font-name-asian="Georgia" style:font-size-asian="9pt" style:font-name-complex="Georgia" style:font-size-complex="9pt"/>
    </style:style>
    <style:style style:name="P49" style:family="paragraph" style:parent-style-name="Standard" style:list-style-name="LS1">
      <style:paragraph-properties fo:margin-top="0cm" fo:margin-bottom="0cm" style:contextual-spacing="false" fo:line-height="115%" fo:text-align="start" style:justify-single-word="false" style:writing-mode="lr-tb">
        <style:tab-stops>
          <style:tab-stop style:position="0.633cm"/>
        </style:tab-stops>
      </style:paragraph-properties>
      <style:text-properties style:font-name="HelveticaNeueLT Pro 55 Roman" fo:font-size="9pt" officeooo:rsid="00281147" officeooo:paragraph-rsid="00281147" style:font-name-asian="Georgia" style:font-size-asian="9pt" style:font-name-complex="Georgia" style:font-size-complex="9pt"/>
    </style:style>
    <style:style style:name="T1" style:family="text">
      <style:text-properties fo:color="#00000a" style:text-line-through-style="none" style:text-line-through-type="none" fo:font-size="9pt" fo:font-style="normal" style:text-underline-style="none" fo:font-weight="bold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2" style:family="text">
      <style:text-properties fo:color="#00000a" style:text-line-through-style="none" style:text-line-through-type="none" fo:font-size="9pt" fo:font-style="normal" style:text-underline-style="none" fo:font-weight="bold" officeooo:rsid="000b6712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3" style:family="text">
      <style:text-properties fo:color="#00000a" style:text-line-through-style="none" style:text-line-through-type="none" fo:font-size="9pt" fo:font-style="normal" style:text-underline-style="none" fo:font-weight="bold" officeooo:rsid="00165a0a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4" style:family="text">
      <style:text-properties fo:color="#00000a" style:text-line-through-style="none" style:text-line-through-type="none" fo:font-size="9pt" fo:font-style="normal" style:text-underline-style="none" fo:font-weight="bold" officeooo:rsid="00281147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5" style:family="text">
      <style:text-properties fo:color="#00000a" style:text-line-through-style="none" style:text-line-through-type="none" fo:font-size="9pt" fo:font-style="normal" style:text-underline-style="none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6" style:family="text">
      <style:text-properties fo:color="#00000a" style:text-line-through-style="none" style:text-line-through-type="none" fo:font-size="9pt" fo:font-style="normal" style:text-underline-style="none" fo:font-weight="normal" officeooo:rsid="000b6712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7" style:family="text">
      <style:text-properties fo:color="#00000a" style:text-line-through-style="none" style:text-line-through-type="none" fo:font-size="9pt" fo:font-style="normal" style:text-underline-style="none" fo:font-weight="normal" officeooo:rsid="0010e08b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8" style:family="text">
      <style:text-properties fo:color="#00000a" style:text-line-through-style="none" style:text-line-through-type="none" fo:font-size="9pt" fo:font-style="normal" style:text-underline-style="none" fo:font-weight="normal" officeooo:rsid="002a96c7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9" style:family="text">
      <style:text-properties fo:color="#00000a" style:text-line-through-style="none" style:text-line-through-type="none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0" style:family="text">
      <style:text-properties fo:color="#00000a" style:text-line-through-style="none" style:text-line-through-type="none" fo:font-size="9pt" fo:font-style="italic" style:text-underline-style="none" fo:font-weight="normal" officeooo:rsid="000b6712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1" style:family="text">
      <style:text-properties fo:color="#00000a" style:text-line-through-style="none" style:text-line-through-type="none" fo:font-size="9pt" fo:font-style="italic" style:text-underline-style="none" fo:font-weight="normal" officeooo:rsid="0010e08b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2" style:family="text">
      <style:text-properties fo:color="#00000a" style:text-line-through-style="none" style:text-line-through-type="none" fo:font-size="9pt" fo:font-style="italic" style:text-underline-style="none" fo:font-weight="normal" officeooo:rsid="001574b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3" style:family="text">
      <style:text-properties fo:color="#00000a" style:text-line-through-style="none" style:text-line-through-type="none" fo:font-size="9pt" fo:font-style="italic" style:text-underline-style="none" fo:font-weight="normal" officeooo:rsid="00165a0a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4" style:family="text">
      <style:text-properties fo:color="#00000a" style:text-line-through-style="none" style:text-line-through-type="none" fo:font-size="9pt" fo:font-style="italic" style:text-underline-style="none" fo:font-weight="normal" officeooo:rsid="00281147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5" style:family="text">
      <style:text-properties fo:color="#00000a" style:text-line-through-style="none" style:text-line-through-type="none" fo:font-size="9pt" fo:font-style="italic" style:text-underline-style="none" fo:font-weight="normal" officeooo:rsid="002a96c7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6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7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officeooo:rsid="000f0353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8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officeooo:rsid="00281147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9" style:family="text">
      <style:text-properties fo:color="#1155cc" style:text-line-through-style="none" style:text-line-through-type="none" style:font-name="HelveticaNeueLT Pro 55 Roman" fo:font-size="11pt" fo:font-style="normal" style:text-underline-style="solid" style:text-underline-width="auto" style:text-underline-color="font-color" fo:font-weight="normal" officeooo:rsid="0008aa6a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20" style:family="text">
      <style:text-properties fo:color="#1155cc" style:text-line-through-style="none" style:text-line-through-type="none" style:font-name="HelveticaNeueLT Pro 55 Roman" fo:font-size="11pt" fo:font-style="normal" style:text-underline-style="solid" style:text-underline-width="auto" style:text-underline-color="font-color" fo:font-weight="normal" officeooo: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21" style:family="text">
      <style:text-properties fo:color="#1155cc" style:text-line-through-style="none" style:text-line-through-type="none" style:font-name="HelveticaNeueLT Pro 55 Roman" fo:font-size="11pt" fo:font-style="normal" style:text-underline-style="solid" style:text-underline-width="auto" style:text-underline-color="font-color" fo:font-weight="normal" officeooo:rsid="002a4eeb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22" style:family="text">
      <style:text-properties officeooo:rsid="0011ee18"/>
    </style:style>
    <style:style style:name="T23" style:family="text">
      <style:text-properties officeooo:rsid="0013b8e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c9d6f" style:font-weight-asian="normal" style:font-weight-complex="normal"/>
    </style:style>
    <style:style style:name="T26" style:family="text">
      <style:text-properties fo:font-weight="normal" officeooo:rsid="00268fc1" style:font-weight-asian="normal" style:font-weight-complex="normal"/>
    </style:style>
    <style:style style:name="T27" style:family="text">
      <style:text-properties fo:font-weight="normal" officeooo:rsid="0011ee18" style:font-weight-asian="normal" style:font-weight-complex="normal"/>
    </style:style>
    <style:style style:name="T28" style:family="text">
      <style:text-properties fo:font-weight="normal" officeooo:rsid="00282ee4" style:font-weight-asian="normal" style:font-weight-complex="normal"/>
    </style:style>
    <style:style style:name="T29" style:family="text">
      <style:text-properties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30" style:family="text">
      <style:text-properties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T31" style:family="text">
      <style:text-properties fo:font-size="11pt" fo:font-weight="normal" officeooo:rsid="001fc07b" style:font-name-asian="Trebuchet MS" style:font-size-asian="11pt" style:font-weight-asian="normal" style:font-name-complex="Trebuchet MS" style:font-size-complex="11pt" style:font-weight-complex="normal"/>
    </style:style>
    <style:style style:name="T32" style:family="text">
      <style:text-properties fo:font-size="11pt" fo:font-weight="normal" officeooo:rsid="0021a146" style:font-name-asian="Trebuchet MS" style:font-size-asian="11pt" style:font-weight-asian="normal" style:font-name-complex="Trebuchet MS" style:font-size-complex="11pt" style:font-weight-complex="normal"/>
    </style:style>
    <style:style style:name="T33" style:family="text">
      <style:text-properties fo:font-size="11pt" fo:font-weight="normal" officeooo:rsid="00282ee4" style:font-name-asian="Trebuchet MS" style:font-size-asian="11pt" style:font-weight-asian="normal" style:font-name-complex="Trebuchet MS" style:font-size-complex="11pt" style:font-weight-complex="normal"/>
    </style:style>
    <style:style style:name="T34" style:family="text">
      <style:text-properties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T35" style:family="text">
      <style:text-properties fo:font-size="9pt" fo:font-style="italic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36" style:family="text">
      <style:text-properties fo:font-size="9pt" fo:font-style="italic" fo:font-weight="normal" officeooo:rsid="000cfc4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37" style:family="text">
      <style:text-properties fo:font-size="9pt" fo:font-style="italic" style:font-name-asian="Georgia" style:font-size-asian="9pt" style:font-style-asian="italic" style:font-name-complex="Georgia" style:font-size-complex="9pt" style:font-style-complex="italic"/>
    </style:style>
    <style:style style:name="T38" style:family="text">
      <style:text-properties fo:font-size="9pt" fo:font-style="italic" officeooo:rsid="001892ea" style:font-name-asian="Georgia" style:font-size-asian="9pt" style:font-style-asian="italic" style:font-name-complex="Georgia" style:font-size-complex="9pt" style:font-style-complex="italic"/>
    </style:style>
    <style:style style:name="T39" style:family="text">
      <style:text-properties fo:font-size="9pt" fo:font-style="italic" officeooo:rsid="00086aef" style:font-name-asian="Georgia" style:font-size-asian="9pt" style:font-style-asian="italic" style:font-name-complex="Georgia" style:font-size-complex="9pt" style:font-style-complex="italic"/>
    </style:style>
    <style:style style:name="T40" style:family="text">
      <style:text-properties fo:font-size="9pt" fo:font-style="normal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1" style:family="text">
      <style:text-properties fo:font-size="9pt" fo:font-style="normal" fo:font-weight="normal" officeooo:rsid="000a158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2" style:family="text">
      <style:text-properties fo:font-size="9pt" fo:font-style="normal" fo:font-weight="normal" officeooo:rsid="000cfc40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3" style:family="text">
      <style:text-properties fo:font-size="9pt" fo:font-style="normal" fo:font-weight="normal" officeooo:rsid="00068c1c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4" style:family="text">
      <style:text-properties fo:font-size="9pt" fo:font-style="normal" fo:font-weight="normal" officeooo:rsid="00086aef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5" style:family="text">
      <style:text-properties fo:font-size="9pt" fo:font-style="normal" fo:font-weight="normal" officeooo:rsid="00268fc1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6" style:family="text">
      <style:text-properties fo:font-size="9pt" fo:font-style="normal" fo:font-weight="normal" officeooo:rsid="0028323c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7" style:family="text">
      <style:text-properties fo:font-size="9pt" fo:font-style="normal" style:font-name-asian="Georgia" style:font-size-asian="9pt" style:font-style-asian="normal" style:font-name-complex="Georgia" style:font-size-complex="9pt" style:font-style-complex="normal"/>
    </style:style>
    <style:style style:name="T48" style:family="text">
      <style:text-properties fo:font-size="9pt" fo:font-style="normal" officeooo:rsid="00086aef" style:font-name-asian="Georgia" style:font-size-asian="9pt" style:font-style-asian="normal" style:font-name-complex="Georgia" style:font-size-complex="9pt" style:font-style-complex="normal"/>
    </style:style>
    <style:style style:name="T49" style:family="text">
      <style:text-properties fo:font-size="9pt" fo:font-style="normal" officeooo:rsid="001892ea" style:font-name-asian="Georgia" style:font-size-asian="9pt" style:font-style-asian="normal" style:font-name-complex="Georgia" style:font-size-complex="9pt" style:font-style-complex="normal"/>
    </style:style>
    <style:style style:name="T50" style:family="text">
      <style:text-properties style:font-name="HelveticaNeueLT Pro 55 Roman"/>
    </style:style>
    <style:style style:name="T51" style:family="text">
      <style:text-properties style:font-name="HelveticaNeueLT Pro 55 Roman" officeooo:rsid="000f0353"/>
    </style:style>
    <style:style style:name="T52" style:family="text">
      <style:text-properties style:font-name="HelveticaNeueLT Pro 55 Roman" fo:font-size="9pt" style:font-name-asian="Georgia" style:font-size-asian="9pt" style:font-name-complex="Georgia" style:font-size-complex="9pt"/>
    </style:style>
    <style:style style:name="T53" style:family="text">
      <style:text-properties style:font-name="HelveticaNeueLT Pro 55 Roman" fo:font-size="9pt" officeooo:rsid="001f75d1" style:font-name-asian="Georgia" style:font-size-asian="9pt" style:font-name-complex="Georgia" style:font-size-complex="9pt"/>
    </style:style>
    <style:style style:name="T54" style:family="text">
      <style:text-properties style:font-name="HelveticaNeueLT Pro 55 Roman" fo:font-size="9pt" officeooo:rsid="0011ee18" style:font-name-asian="Georgia" style:font-size-asian="9pt" style:font-name-complex="Georgia" style:font-size-complex="9pt"/>
    </style:style>
    <style:style style:name="T55" style:family="text">
      <style:text-properties style:font-name="HelveticaNeueLT Pro 55 Roman" fo:font-size="9pt" officeooo:rsid="00281147" style:font-name-asian="Georgia" style:font-size-asian="9pt" style:font-name-complex="Georgia" style:font-size-complex="9pt"/>
    </style:style>
    <style:style style:name="T56" style:family="text">
      <style:text-properties style:font-name="HelveticaNeueLT Pro 55 Roman" fo:font-size="9pt" officeooo:rsid="00282ee4" style:font-name-asian="Georgia" style:font-size-asian="9pt" style:font-name-complex="Georgia" style:font-size-complex="9pt"/>
    </style:style>
    <style:style style:name="T57" style:family="text">
      <style:text-properties officeooo:rsid="00268fc1"/>
    </style:style>
    <style:style style:name="T58" style:family="text">
      <style:text-properties officeooo:rsid="00281147"/>
    </style:style>
    <style:style style:name="T59" style:family="text">
      <style:text-properties fo:color="#000080" style:text-line-through-style="none" style:text-line-through-type="none" style:font-name="HelveticaNeueLT Pro 55 Roman" fo:font-size="10pt" fo:language="zxx" fo:country="none" fo:font-style="normal" style:text-underline-style="solid" style:text-underline-width="auto" style:text-underline-color="font-color" fo:font-weight="normal" officeooo:rsid="000f0353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/>
    </style:style>
    <style:style style:name="T60" style:family="text">
      <style:text-properties officeooo:rsid="00282ee4"/>
    </style:style>
    <style:style style:name="T61" style:family="text">
      <style:text-properties officeooo:rsid="00291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"><text:span text:style-name="T57">Haarlem</text:span>, <text:span text:style-name="T57">The Netherlands</text:span></text:p>
            <text:p text:style-name="P7">+<text:span text:style-name="T57">31 (0) 646 761 305</text:span></text:p>
            <text:p text:style-name="P1"><text:a xlink:type="simple" xlink:href="mailto:d.nastri@gmail.com"><text:span text:style-name="T19">d.</text:span></text:a><text:a xlink:type="simple" xlink:href="mailto:d.nastri@gmail.com"><text:span text:style-name="T20">nastri@gmail.com</text:span></text:a></text:p>
          </table:table-cell>
          <table:table-cell table:style-name="Tabella1.B1" office:value-type="string">
            <text:p text:style-name="P22">Davide Nastri</text:p>
          </table:table-cell>
          <table:table-cell table:style-name="Tabella1.A1" office:value-type="string">
            <text:p text:style-name="P5"><text:a xlink:type="simple" xlink:href="http://www.davidenastri.it/">davidenastri.it</text:a><text:span text:style-name="T21"><text:line-break/></text:span><text:a xlink:type="simple" xlink:href="https://github.com/ltpitt"><text:span text:style-name="T20">github.com/</text:span></text:a><text:a xlink:type="simple" xlink:href="https://github.com/ltpitt"><text:span text:style-name="T21">ltpitt</text:span></text:a></text:p>
            <text:p text:style-name="P6"><text:a xlink:type="simple" xlink:href="https://www.linkedin.com/in/davidenastri"><text:span text:style-name="T50">linkedin.com/in/davidenastri</text:span></text:a></text:p>
          </table:table-cell>
        </table:table-row>
      </table:table>
      <text:p text:style-name="P29"/>
      <text:p text:style-name="P30"/>
      <text:p text:style-name="P18">Summary<text:line-break/></text:p>
      <text:p text:style-name="P19"><text:span text:style-name="T29"><text:tab/></text:span><text:span text:style-name="T30">A relentless, versatile and cross platform Sysadmin </text:span><text:span text:style-name="T31">with a </text:span><text:span text:style-name="T33">serious</text:span><text:span text:style-name="T31"> love for </text:span><text:span text:style-name="T32">development</text:span></text:p>
      <text:p text:style-name="P15"><text:line-break/>Techical Skills</text:p>
      <text:p text:style-name="P21"><text:span text:style-name="T29"><text:line-break/><text:tab/></text:span><text:span text:style-name="T36">Operating Systems</text:span><text:span text:style-name="T35">: <text:s/></text:span><text:span text:style-name="T40"><text:s/></text:span><text:span text:style-name="T42">Linux (Client and Server), </text:span><text:span text:style-name="T41">Microsoft </text:span><text:span text:style-name="T42">Windows (Client and Server), Mac Os X (Client)</text:span></text:p>
      <text:p text:style-name="P20"><text:span text:style-name="T34"><text:tab/></text:span><text:span text:style-name="T35">Languages: <text:s/></text:span><text:span text:style-name="T40"><text:s/>Python, HTML5, CSS3, JavaScript, </text:span><text:span text:style-name="T43">BASH, </text:span><text:span text:style-name="T45">AutoHotKey</text:span></text:p>
      <text:p text:style-name="P26"><text:span text:style-name="T37">Frameworks/Libraries: <text:s/></text:span><text:span text:style-name="T47">jQuery, <text:s/></text:span><text:span text:style-name="T48">jQuery Mobile</text:span><text:span text:style-name="T47">, Bootstrap, </text:span><text:span text:style-name="T48">Flask, SQLAlchemy</text:span></text:p>
      <text:p text:style-name="P27"><text:span text:style-name="T38">Databases</text:span><text:span text:style-name="T39">: <text:s/></text:span><text:span text:style-name="T49">MySql, MariaDB, sqlite, PostGRE</text:span></text:p>
      <text:p text:style-name="P25"><text:span text:style-name="T35">Other: <text:s/></text:span><text:span text:style-name="T40">Git/GitHub, </text:span><text:span text:style-name="T44">PyCharm, SublimeText</text:span><text:span text:style-name="T40">, GIMP, </text:span><text:span text:style-name="T44">Adobe Photoshop, </text:span><text:span text:style-name="T46">Routers, Firewalls, Proxies</text:span></text:p>
      <text:p text:style-name="P24"/>
      <text:p text:style-name="P16">Project Experience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"><text:span text:style-name="T18">Item Catalog</text:span><text:span text:style-name="T16"> - <text:s/></text:span><text:a xlink:type="simple" xlink:href="https://github.com/ltpitt/item-catalog"><text:span text:style-name="T59">github.com/ltpitt/item-catalog</text:span></text:a></text:p>
          </table:table-cell>
          <table:table-cell table:style-name="Tabella3.A1" office:value-type="string">
            <text:p text:style-name="P9"><text:s/><text:span text:style-name="T60">December</text:span> 201<text:span text:style-name="T60">5</text:span></text:p>
          </table:table-cell>
        </table:table-row>
      </table:table>
      <text:list xml:id="list6268177055023405628" text:style-name="LS1">
        <text:list-item>
          <text:p text:style-name="P40">A Web Item Catalog, written in Python, using OAuth providers for authentication and sqlite for data <text:span text:style-name="T60">persistence.</text:span></text:p>
        </text:list-item>
        <text:list-item>
          <text:p text:style-name="P48">All items in the catalog are organized in categories and there are various permission levels.</text:p>
        </text:list-item>
        <text:list-item>
          <text:p text:style-name="P46"><text:span text:style-name="T58">Object oriented programming implementation, completed with API Endpoints</text:span>.</text:p>
        </text:list-item>
      </text:list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<text:span text:style-name="T17">Restaurant mobile menu</text:span><text:span text:style-name="T16"> - <text:s/></text:span><text:a xlink:type="simple" xlink:href="https://github.com/ltpitt/restaurant-mobile-menu"><text:span text:style-name="T51">github.com/ltpitt/restaurant-mobile-menu</text:span></text:a></text:p>
          </table:table-cell>
          <table:table-cell table:style-name="Tabella2.A1" office:value-type="string">
            <text:p text:style-name="P10"><text:s/><text:span text:style-name="T60">September 2015</text:span></text:p>
          </table:table-cell>
        </table:table-row>
      </table:table>
      <text:list xml:id="list3393130966658141142" text:style-name="LS1">
        <text:list-item>
          <text:p text:style-name="P38"><text:span text:style-name="T52">Single-page, responsive </text:span><text:span text:style-name="T53">web </text:span><text:span text:style-name="T52">application built with </text:span><text:span text:style-name="T54">Flask, sqlite and JQM</text:span><text:span text:style-name="T52"> framework</text:span><text:span text:style-name="T54">s</text:span><text:span text:style-name="T52">.</text:span></text:p>
        </text:list-item>
        <text:list-item>
          <text:p text:style-name="P41">Developed a full-page <text:span text:style-name="T22">mobile web app that allows RESTful CRUD of restaurants, menu and menu items</text:span>.</text:p>
        </text:list-item>
        <text:list-item>
          <text:p text:style-name="P46"><text:span text:style-name="T22">API Endpoints are available to feed application data using JSON</text:span><text:span text:style-name="T27"> </text:span><text:span text:style-name="T28">to other platforms / applications</text:span><text:span text:style-name="T27">.</text:span></text:p>
        </text:list-item>
      </text:list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"><text:span text:style-name="T18">Conference organization</text:span><text:span text:style-name="T16"> - <text:s/></text:span><text:a xlink:type="simple" xlink:href="https://github.com/ltpitt/conference-organization"><text:span text:style-name="T59">https://github.com/ltpitt/conference-organization</text:span></text:a></text:p>
          </table:table-cell>
          <table:table-cell table:style-name="Tabella4.A1" office:value-type="string">
            <text:p text:style-name="P8"><text:s/><text:span text:style-name="T60">June 2015</text:span></text:p>
          </table:table-cell>
        </table:table-row>
      </table:table>
      <text:list xml:id="list105933189192849" text:continue-numbering="true" text:style-name="LS1">
        <text:list-item>
          <text:p text:style-name="P39"><text:span text:style-name="T55">Full API </text:span><text:span text:style-name="T56">back-end</text:span><text:span text:style-name="T55"> for a Conference organization app, written in Python using Google App Engine.</text:span></text:p>
        </text:list-item>
        <text:list-item>
          <text:p text:style-name="P47"><text:span text:style-name="T27">API Endpoints are available to feed application data using JSON </text:span><text:span text:style-name="T28">to other platforms / applications</text:span><text:span text:style-name="T24">.</text:span></text:p>
        </text:list-item>
      </text:list>
      <text:p text:style-name="P31"/>
      <text:p text:style-name="P16">Work Experience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1"><text:span text:style-name="T4">NetApp</text:span><text:span text:style-name="T1"> – </text:span><text:span text:style-name="T14">Technical Support Engineer</text:span></text:p>
          </table:table-cell>
          <table:table-cell table:style-name="Tabella6.A1" office:value-type="string">
            <text:p text:style-name="P32"><text:span text:style-name="T8">Amsterdam</text:span><text:span text:style-name="T6">, Italy</text:span><text:span text:style-name="T5"> | </text:span><text:span text:style-name="T7">August</text:span><text:span text:style-name="T9"> 201</text:span><text:span text:style-name="T15">5 - Today</text:span></text:p>
          </table:table-cell>
        </table:table-row>
      </table:table>
      <text:list xml:id="list10" text:style-name="LS1">
        <text:list-item>
          <text:p text:style-name="P43">Added new Hospital to existing Windows Domain (Windows 2012 <text:s/>in VmWare on IBM SAN )</text:p>
        </text:list-item>
        <text:list-item>
          <text:p text:style-name="P44">Windows/Unix/Linux administration, LAN / WAN administration</text:p>
        </text:list-item>
        <text:list-item>
          <text:p text:style-name="P44">Designed and implemented all company's critical data backups (NAS, LTO, Uranium Backup, Bash and Python)</text:p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1"><text:span text:style-name="T2">I.R.C.C.S. Neuromed</text:span><text:span text:style-name="T1"> – </text:span><text:span text:style-name="T10">Sysadmin / Full Stack Dev</text:span><text:span text:style-name="T9"> <text:s text:c="3"/></text:span></text:p>
          </table:table-cell>
          <table:table-cell table:style-name="Tabella7.A1" office:value-type="string">
            <text:p text:style-name="P32"><text:span text:style-name="T6">Pozzilli, Italy</text:span><text:span text:style-name="T5"> | </text:span><text:span text:style-name="T9">J</text:span><text:span text:style-name="T11">anuary</text:span><text:span text:style-name="T9"> 201</text:span><text:span text:style-name="T11">0</text:span><text:span text:style-name="T9">-</text:span><text:span text:style-name="T11">August</text:span><text:span text:style-name="T9"> 201</text:span><text:span text:style-name="T14">5</text:span></text:p>
          </table:table-cell>
        </table:table-row>
      </table:table>
      <text:list xml:id="list13" text:style-name="LS1">
        <text:list-item>
          <text:p text:style-name="P45">Structured Windows Domain <text:span text:style-name="T58">project and architecture</text:span>, took care of its deployment and of clients' migrations.</text:p>
        </text:list-item>
        <text:list-item>
          <text:p text:style-name="P42">Worked in <text:span text:style-name="T58">heterogeneous</text:span> team comprised of engineers, <text:span text:style-name="T23">doctors, architects, electricians, biomedical eng., IT experts</text:span>.</text:p>
        </text:list-item>
        <text:list-item>
          <text:p text:style-name="P42"><text:span text:style-name="T23">Managed, upgraded and updated LAN and WAN structure and security, also developing tools in Python and BASH</text:span>.</text:p>
        </text:list-item>
        <text:list-item>
          <text:p text:style-name="P49">Implemented <text:span text:style-name="T61">and</text:span> <text:span text:style-name="T61">maintained</text:span> company's Ticketing System</text:p>
        </text:list-item>
      </text:list>
      <text:p text:style-name="P28"/>
      <text:p text:style-name="P16">Education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12"><text:span text:style-name="T1">Udacity – </text:span><text:span text:style-name="T9">F</text:span><text:span text:style-name="T12">ull Stack</text:span><text:span text:style-name="T9"> Web Developer</text:span></text:p>
            <text:p text:style-name="P13"><text:span text:style-name="T3">Rice University – </text:span><text:span text:style-name="T13">Interactive Programming, Principles of Computing</text:span></text:p>
            <text:p text:style-name="P13"><text:span text:style-name="T3">ELEA S.p.A. – </text:span><text:span text:style-name="T13">Microsoft Certificate System Engineer</text:span></text:p>
            <text:p text:style-name="P14"><text:span text:style-name="T1">Trinity College – </text:span><text:span text:style-name="T9">Cambridge English FCE</text:span></text:p>
          </table:table-cell>
          <table:table-cell table:style-name="Tabella8.A1" office:value-type="string">
            <text:p text:style-name="P34">2016</text:p>
            <text:p text:style-name="P33">2014</text:p>
            <text:p text:style-name="P35">2006</text:p>
            <text:p text:style-name="P35">2001</text:p>
          </table:table-cell>
        </table:table-row>
      </table:table>
      <text:p text:style-name="P17"><text:line-break/>Interests</text:p>
      <text:p text:style-name="P23"/>
      <text:p text:style-name="P23"><text:tab/><text:span text:style-name="T25">Founded a band </text:span><text:span text:style-name="T26">(I play </text:span><text:span text:style-name="T25">guitar, keyboards and sing</text:span><text:span text:style-name="T26">)</text:span><text:span text:style-name="T25">. </text:span><text:span text:style-name="T26">I love</text:span><text:span text:style-name="T25"> </text:span><text:span text:style-name="T26">snow</text:span><text:span text:style-name="T25">boarding, basketball and electroni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Georgia" svg:font-family="Georgia"/>
    <style:font-face style:name="Liberation Sans1" svg:font-family="'Liberation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6pt" fo:font-weight="bold" style:font-name-asian="Cambria" style:font-family-asian="Cambria" style:font-size-asian="16pt" style:font-weight-asian="bold" style:font-name-complex="Cambria" style:font-family-complex="Cambria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4pt" fo:font-style="italic" fo:font-weight="bold" style:font-name-asian="Cambria" style:font-family-asian="Cambria" style:font-size-asian="14pt" style:font-style-asian="italic" style:font-weight-asian="bold" style:font-name-complex="Cambria" style:font-family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3pt" fo:font-weight="bold" style:font-name-asian="Cambria" style:font-family-asian="Cambria" style:font-size-asian="13pt" style:font-weight-asian="bold" style:font-name-complex="Cambria" style:font-family-complex="Cambria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libri" fo:font-family="Calibri" fo:font-size="14pt" fo:font-weight="bold" style:font-name-asian="Calibri" style:font-family-asian="Calibri" style:font-size-asian="14pt" style:font-weight-asian="bold" style:font-name-complex="Calibri" style:font-family-complex="Calibri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libri" fo:font-family="Calibri" fo:font-size="13pt" fo:font-style="italic" fo:font-weight="bold" style:font-name-asian="Calibri" style:font-family-asian="Calibri" style:font-size-asian="13pt" style:font-style-asian="italic" style:font-weight-asian="bold" style:font-name-complex="Calibri" style:font-family-complex="Calibri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Times New Roman" fo:font-family="'Times New Roman'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212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Liberation Sans1" fo:font-family="'Liberation Sans'" fo:font-size="14pt" fo:font-weight="normal" style:font-name-asian="Liberation Sans1" style:font-family-asian="'Liberation Sans'" style:font-size-asian="14pt" style:font-weight-asian="normal" style:font-name-complex="Liberation Sans1" style:font-family-complex="'Liberation Sans'" style:font-size-complex="14pt" style:font-weight-complex="normal"/>
    </style:style>
    <style:style style:name="Subtitle" style:family="paragraph" style:parent-style-name="Standard" style:class="chapter">
      <style:paragraph-properties fo:margin-top="0.423cm" fo:margin-bottom="0.212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Liberation Sans1" fo:font-family="'Liberation Sans'" fo:font-size="14pt" fo:font-style="italic" fo:font-weight="normal" style:font-name-asian="Liberation Sans1" style:font-family-asian="'Liberation Sans'" style:font-size-asian="14pt" style:font-style-asian="italic" style:font-weight-asian="normal" style:font-name-complex="Liberation Sans1" style:font-family-complex="'Liberation Sans'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4cm" text:min-label-width="1cm"/>
        <style:text-properties style:font-name="Arial"/>
      </text:list-level-style-bullet>
      <text:list-level-style-bullet text:level="2" text:style-name="List1Level1" text:bullet-char="◦">
        <style:list-level-properties text:space-before="1.905cm" text:min-label-width="1.448cm"/>
        <style:text-properties style:font-name="Arial"/>
      </text:list-level-style-bullet>
      <text:list-level-style-bullet text:level="3" text:style-name="List1Level2" text:bullet-char="▪">
        <style:list-level-properties text:space-before="3.492cm" text:min-label-width="0.496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178cm"/>
        <style:text-properties style:font-name="Arial"/>
      </text:list-level-style-bullet>
      <text:list-level-style-bullet text:level="5" text:style-name="List1Level4" text:bullet-char="◦">
        <style:list-level-properties text:space-before="5.715cm"/>
        <style:text-properties style:font-name="Arial"/>
      </text:list-level-style-bullet>
      <text:list-level-style-bullet text:level="6" text:style-name="List1Level5" text:bullet-char="▪">
        <style:list-level-properties text:space-before="7.303cm"/>
        <style:text-properties style:font-name="Arial"/>
      </text:list-level-style-bullet>
      <text:list-level-style-bullet text:level="7" text:style-name="List1Level6" text:bullet-char="●">
        <style:list-level-properties text:space-before="8.255cm"/>
        <style:text-properties style:font-name="Arial"/>
      </text:list-level-style-bullet>
      <text:list-level-style-bullet text:level="8" text:style-name="List1Level7" text:bullet-char="◦">
        <style:list-level-properties text:space-before="9.525cm"/>
        <style:text-properties style:font-name="Arial"/>
      </text:list-level-style-bullet>
      <text:list-level-style-bullet text:level="9" text:style-name="List1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4cm" text:min-label-width="1cm"/>
        <style:text-properties style:font-name="Arial"/>
      </text:list-level-style-bullet>
      <text:list-level-style-bullet text:level="2" text:style-name="List2Level1" text:bullet-char="◦">
        <style:list-level-properties text:space-before="1.905cm" text:min-label-width="1.448cm"/>
        <style:text-properties style:font-name="Arial"/>
      </text:list-level-style-bullet>
      <text:list-level-style-bullet text:level="3" text:style-name="List2Level2" text:bullet-char="▪">
        <style:list-level-properties text:space-before="3.492cm" text:min-label-width="0.496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178cm"/>
        <style:text-properties style:font-name="Arial"/>
      </text:list-level-style-bullet>
      <text:list-level-style-bullet text:level="5" text:style-name="List2Level4" text:bullet-char="◦">
        <style:list-level-properties text:space-before="5.715cm"/>
        <style:text-properties style:font-name="Arial"/>
      </text:list-level-style-bullet>
      <text:list-level-style-bullet text:level="6" text:style-name="List2Level5" text:bullet-char="▪">
        <style:list-level-properties text:space-before="7.303cm"/>
        <style:text-properties style:font-name="Arial"/>
      </text:list-level-style-bullet>
      <text:list-level-style-bullet text:level="7" text:style-name="List2Level6" text:bullet-char="●">
        <style:list-level-properties text:space-before="8.255cm"/>
        <style:text-properties style:font-name="Arial"/>
      </text:list-level-style-bullet>
      <text:list-level-style-bullet text:level="8" text:style-name="List2Level7" text:bullet-char="◦">
        <style:list-level-properties text:space-before="9.525cm"/>
        <style:text-properties style:font-name="Arial"/>
      </text:list-level-style-bullet>
      <text:list-level-style-bullet text:level="9" text:style-name="List2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1.27cm"/>
        <style:text-properties style:font-name="Arial"/>
      </text:list-level-style-bullet>
      <text:list-level-style-bullet text:level="2" text:style-name="List3Level1" text:bullet-char="◦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▪">
        <style:list-level-properties text:space-before="3.493cm"/>
        <style:text-properties style:font-name="Arial"/>
      </text:list-level-style-bullet>
      <text:list-level-style-bullet text:level="4" text:style-name="List3Level3" text:bullet-char="●">
        <style:list-level-properties text:space-before="4.445cm"/>
        <style:text-properties style:font-name="Arial"/>
      </text:list-level-style-bullet>
      <text:list-level-style-bullet text:level="5" text:style-name="List3Level4" text:bullet-char="◦">
        <style:list-level-properties text:space-before="5.715cm"/>
        <style:text-properties style:font-name="Arial"/>
      </text:list-level-style-bullet>
      <text:list-level-style-bullet text:level="6" text:style-name="List3Level5" text:bullet-char="▪">
        <style:list-level-properties text:space-before="7.303cm"/>
        <style:text-properties style:font-name="Arial"/>
      </text:list-level-style-bullet>
      <text:list-level-style-bullet text:level="7" text:style-name="List3Level6" text:bullet-char="●">
        <style:list-level-properties text:space-before="8.255cm"/>
        <style:text-properties style:font-name="Arial"/>
      </text:list-level-style-bullet>
      <text:list-level-style-bullet text:level="8" text:style-name="List3Level7" text:bullet-char="◦">
        <style:list-level-properties text:space-before="9.525cm"/>
        <style:text-properties style:font-name="Arial"/>
      </text:list-level-style-bullet>
      <text:list-level-style-bullet text:level="9" text:style-name="List3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254cm" fo:margin-bottom="0.483cm" fo:margin-left="1.092cm" fo:margin-right="1.09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/>
    <meta:initial-creator/>
    <meta:editing-cycles>36</meta:editing-cycles>
    <dc:date>2016-03-21T10:59:33.102000000</dc:date>
    <meta:editing-duration>PT7H5M30S</meta:editing-duration>
    <meta:document-statistic meta:table-count="7" meta:image-count="0" meta:object-count="0" meta:page-count="1" meta:paragraph-count="52" meta:word-count="380" meta:character-count="2773" meta:non-whitespace-character-count="2427"/>
  </office:meta>
</office:document-meta>
</file>